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E00000050DE29B5E8.png"/>
  <manifest:file-entry manifest:media-type="image/png" manifest:full-path="Pictures/100002010000032000000050594AB4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3" svg:font-family="'Bitstream Vera Sans'" style:font-pitch="variable"/>
    <style:font-face style:name="Bitstream Vera Sans2" svg:font-family="'Bitstream Vera Sans'" style:font-adornments="Bold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Motto">
      <style:paragraph-properties fo:margin-top="0cm" fo:margin-bottom="0.051cm"/>
    </style:style>
    <style:style style:name="P2" style:family="paragraph" style:parent-style-name="Heading_20_3">
      <style:paragraph-properties fo:margin-top="0.356cm" fo:margin-bottom="0cm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/>
    </style:style>
    <style:style style:name="P6" style:family="paragraph" style:parent-style-name="Frame_20_header">
      <style:paragraph-properties fo:margin-top="0.152cm" fo:margin-bottom="0.102cm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list-style-name="L4"/>
    <style:style style:name="P9" style:family="paragraph" style:parent-style-name="Heading_20_3">
      <style:paragraph-properties fo:margin-left="9.144cm" fo:margin-right="1.397cm" fo:text-indent="0cm" style:auto-text-indent="false"/>
    </style:style>
    <style:style style:name="P10" style:family="paragraph" style:parent-style-name="Frame_20_contents">
      <style:paragraph-properties fo:margin-top="0cm" fo:margin-bottom="0.152cm"/>
    </style:style>
    <style:style style:name="P11" style:family="paragraph" style:parent-style-name="Text_20_body" style:list-style-name="L5">
      <style:paragraph-properties fo:margin-left="0.254cm" fo:margin-right="1.397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 style:parent-style-name="Emphasis">
      <style:text-properties fo:font-style="normal" style:font-style-asian="normal" style:font-style-complex="normal"/>
    </style:style>
    <style:style style:name="T3" style:family="text" style:parent-style-name="Emphasis">
      <style:text-properties fo:font-style="italic" style:font-style-asian="italic" style:font-style-complex="itali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.15cm" fo:border-left="0.002cm solid #000000" fo:border-right="none" fo:border-top="none" fo:border-bottom="none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15cm" fo:border-left="0.002cm solid #000000" fo:border-right="none" fo:border-top="none" fo:border-bottom="none" style:shadow="none">
        <style:background-image/>
      </style:graphic-properties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.15cm" fo:border="0.018cm solid #333366" style:shadow="#808080 0.178cm 0.178cm"/>
    </style:style>
    <style:style style:name="fr6" style:family="graphic" style:parent-style-name="Frame">
      <style:graphic-properties fo:margin-left="0cm" fo:margin-right="0cm" fo:margin-top="0cm" fo:margin-bottom="0.508cm" style:wrap="dynamic" style:number-wrapped-paragraphs="no-limit" style:vertical-pos="from-top" style:vertical-rel="paragraph" style:horizontal-pos="from-left" style:horizontal-rel="paragraph" fo:padding="0.203cm" fo:border="0.018cm solid #333366" style:shadow="#808080 0.178cm 0.178cm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6.671cm" svg:y="27.293cm" svg:width="8.029cm" draw:z-index="1">
        <draw:text-box fo:min-height="0.476cm">
          <text:p text:style-name="P1">http://opendocumentfellowship.org</text:p>
        </draw:text-box>
      </draw:frame>
      <draw:frame draw:style-name="fr2" draw:name="graphics2" text:anchor-type="page" text:anchor-page-number="1" svg:x="0cm" svg:y="27.167cm" svg:width="21.59cm" svg:height="0.773cm" draw:z-index="0">
        <draw:image xlink:href="Pictures/100000000000000E00000050DE29B5E8.png" xlink:type="simple" xlink:show="embed" xlink:actuate="onLoad"/>
      </draw:frame>
      <text:p text:style-name="TopText"><draw:frame draw:style-name="fr3" draw:name="graphics3" text:anchor-type="paragraph" svg:x="0cm" svg:y="0cm" svg:width="21.59cm" svg:height="2.11cm" draw:z-index="2"><draw:image xlink:href="Pictures/100002010000032000000050594AB4DC.png" xlink:type="simple" xlink:show="embed" xlink:actuate="onLoad"/>
    </draw:frame><draw:frame draw:style-name="fr4" draw:name="Frame5" text:anchor-type="paragraph" svg:x="13.52cm" svg:y="1.184cm" svg:width="7.586cm" draw:z-index="3">
     <draw:text-box fo:min-height="0.476cm">
      <text:p text:style-name="Motto">The choice that lets you choose</text:p>
     </draw:text-box>
    </draw:frame></text:p>
      <text:h text:style-name="P2" text:outline-level="3">What is OpenDocument?</text:h>
      <text:p text:style-name="Text_20_body">OpenDocument is an open standard file format for office documents. It was designed and is maintained by experts from several organizations with a stake in electronic document management. When a standard such as OpenDocument becomes widely adopted, the result is better software, lower costs, more competition, and an easier life for users.</text:p>
      <text:h text:style-name="Heading_20_3" text:outline-level="3">What is an open standard?</text:h>
      <text:p text:style-name="Text_20_body">An open standard is defined internationally as follows:</text:p>
      <text:list text:style-name="L2">
        <text:list-item>
          <text:p text:style-name="P3">It must be controlled by a not-for-profit organization, and its ongoing development must occur on the basis of an open decision-making procedure available to all interested parties.</text:p>
        </text:list-item>
        <text:list-item>
          <text:p text:style-name="P3">It must be published and the specification must be available for anyone to implement without legal restrictions, hence allowing free competition on the basis of merit.</text:p>
        </text:list-item>
      </text:list>
      <text:h text:style-name="Heading_20_3" text:outline-level="3">Benefits of open standards</text:h>
      <text:list text:style-name="L3">
        <text:list-item>
          <text:p text:style-name="P4">No one else holds the keys to your data. You control your data.</text:p>
        </text:list-item>
        <text:list-item>
          <text:p text:style-name="P4">Wide use of open standards creates a free market, with more innovation and competition.</text:p>
        </text:list-item>
        <text:list-item>
          <text:p text:style-name="P4">Files created today will be accessible in the future: increasingly a legal necessity.</text:p>
        </text:list-item>
        <text:list-item>
          <text:p text:style-name="P5">Software writers can concentrate on creating great software rather than reverse engineering competitors’ formats.</text:p>
        </text:list-item>
        <text:list-item>
          <text:p text:style-name="P4"><draw:frame draw:style-name="fr5" draw:name="Frame2" text:anchor-type="paragraph" svg:x="13.7cm" svg:y="0.189cm" svg:width="7.389cm" draw:z-index="4">
       <draw:text-box fo:min-height="7.971cm">
        <text:p text:style-name="P6">Where can I learn more?</text:p>
        <text:p text:style-name="P7">Come by our booth and ask us.</text:p>
        <text:p text:style-name="P7">Visit our website: <text:span text:style-name="T1">http://opendocumentfellowship.org</text:span></text:p>
        <text:p text:style-name="P7"><text:span text:style-name="T2">Email our California contact, <text:line-break/>Ryan Singer, </text:span><text:span text:style-name="T3">ryan.singer@ opendocumentfellowship.org</text:span></text:p>
        <text:p text:style-name="P6">About us</text:p>
        <text:p text:style-name="Frame_20_contents">We are a volunteer group with members around the world. Our aim is to support the work of community volunteers in promoting and improving OpenDocument and software designed to operate on it.</text:p>
       </draw:text-box>
      </draw:frame>You can choose software based on quality, knowing it can open your old files and those you receive from others.</text:p>
        </text:list-item>
        <text:list-item>
          <text:p text:style-name="P4">You will not be locked in to any one vendor’s products. </text:p>
        </text:list-item>
      </text:list>
      <text:h text:style-name="Heading_20_3" text:outline-level="3">Who is using OpenDocument?</text:h>
      <text:list text:style-name="L4">
        <text:list-item>
          <text:p text:style-name="P8">OpenDocument is supported by many applications including OpenOffice.org, StarOffice, IBM Workplace, KOffice, AbiWord and Writely.</text:p>
        </text:list-item>
        <text:list-item>
          <text:p text:style-name="P8">OpenOffice.org and KOffice now use the format natively. These applications are used by tens of millions of users.</text:p>
        </text:list-item>
        <text:list-item>
          <text:p text:style-name="P8">The state of Massachusetts has mandated the use of <text:line-break/>OpenDocument starting in 2007.</text:p>
        </text:list-item>
        <text:list-item>
          <text:p text:style-name="P8">The European Union endorses use of OpenDocument.</text:p>
        </text:list-item>
        <text:list-item>
          <text:p text:style-name="P8">The National Archives of Australia.</text:p>
        </text:list-item>
        <text:list-item>
          <text:p text:style-name="P8">The Society for Biblical Literature.</text:p>
        </text:list-item>
        <text:list-item>
          <text:p text:style-name="P8">Major companies like Boeing, IBM, Sun, Intel, and others.</text:p>
        </text:list-item>
        <text:list-item>
          <text:p text:style-name="P8">The OASIS standards group and soon ISO as well.</text:p>
        </text:list-item>
      </text:list>
      <text:h text:style-name="P9" text:outline-level="3"><draw:frame draw:style-name="fr6" draw:name="Frame1" text:anchor-type="paragraph" svg:x="1.473cm" svg:y="0.762cm" svg:width="7.197cm" draw:z-index="5">
     <draw:text-box fo:min-height="4.717cm">
      <text:p text:style-name="Frame_20_header">Technical notes</text:p>
      <text:p text:style-name="P10">“OpenDocument” is the <text:span text:style-name="Emphasis">OASIS Open Document Format for Office Applications</text:span>. </text:p>
      <text:p text:style-name="Frame_20_contents">It is an XML file format specification approved by OASIS and submitted by OASIS to ISO for approval as an ISO standard.</text:p>
     </draw:text-box>
    </draw:frame>What do I do to benefit from OpenDocument?</text:h>
      <text:list text:style-name="L5">
        <text:list-item>
          <text:p text:style-name="P11">Give it a try! Try an application that supports ODF. Come by our booth and buy a CD or download an application for free from <text:span text:style-name="Emphasis">http://openoffice.org</text:span> or <text:span text:style-name="Emphasis">http://koffice.org</text:span>.</text:p>
        </text:list-item>
        <text:list-item>
          <text:p text:style-name="P11">Ask your political representatives how much is being spent on office software and how much could be saved if there were a genuine choice among products.</text:p>
        </text:list-item>
        <text:list-item>
          <text:p text:style-name="P11">Ask your CTO the same questions.</text:p>
        </text:list-item>
        <text:list-item>
          <text:p text:style-name="P11">Support the OpenDocument Fellowship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3" svg:font-family="'Bitstream Vera Sans'" style:font-pitch="variable"/>
    <style:font-face style:name="Bitstream Vera Sans2" svg:font-family="'Bitstream Vera Sans'" style:font-adornments="Bold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Bitstream Vera Sans3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cm" fo:margin-right="1.401cm" fo:text-indent="0cm" style:auto-text-indent="false"/>
      <style:text-properties fo:color="#333366" style:font-name="Bitstream Vera Sans1" fo:font-size="11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051cm" fo:line-height="95%" fo:background-color="transparent">
        <style:background-image/>
      </style:paragraph-properties>
      <style:text-properties fo:color="#000000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254cm" fo:margin-bottom="0cm"/>
      <style:text-properties fo:color="#333366" style:font-name="Bitstream Vera Sans2" fo:font-size="12pt" fo:font-weight="bold" style:font-name-asian="Bitstream Vera Sans3" style:font-size-asian="14pt" style:font-weight-asian="bold" style:font-name-complex="Lucidasans" style:font-size-complex="14pt" style:font-weight-complex="normal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cm" fo:margin-bottom="0cm"/>
      <style:text-properties fo:color="#333366" style:font-name="Bitstream Vera Sans2" fo:font-size="11pt" fo:font-weight="bold" style:font-name-asian="Bitstream Vera Sans3" style:font-size-asian="12pt" style:font-weight-asian="bold" style:font-name-complex="Lucidasans" style:font-size-complex="12pt" style:font-weight-complex="normal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>
      <style:paragraph-properties fo:margin-left="0cm" fo:margin-right="0cm" fo:text-indent="0cm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Quotations" style:family="paragraph" style:parent-style-name="Standard" style:class="html">
      <style:paragraph-properties fo:margin-left="3cm" fo:margin-right="3cm" fo:margin-top="0cm" fo:margin-bottom="0cm" fo:text-indent="0cm" style:auto-text-indent="false"/>
      <style:text-properties fo:font-style="oblique" style:font-weight-complex="normal"/>
    </style:style>
    <style:style style:name="Frame_20_header" style:display-name="Frame header" style:family="paragraph" style:parent-style-name="Frame_20_contents" style:next-style-name="Frame_20_contents" style:class="extra">
      <style:paragraph-properties fo:margin-top="0.152cm" fo:margin-bottom="0.102cm"/>
      <style:text-properties fo:color="#333366" fo:font-size="12pt" fo:font-weight="bold" style:font-weight-complex="normal"/>
    </style:style>
    <style:style style:name="Motto" style:family="paragraph" style:parent-style-name="Frame_20_contents">
      <style:text-properties fo:color="#e6e64c" fo:font-style="oblique" fo:font-weight="bold" style:font-weight-complex="normal"/>
    </style:style>
    <style:style style:name="TopText" style:family="paragraph" style:parent-style-name="Quotations">
      <style:paragraph-properties fo:margin-left="2cm" fo:margin-right="1.499cm" fo:margin-top="0.199cm" fo:margin-bottom="0cm" fo:text-align="justify" style:justify-single-word="false" fo:text-indent="0cm" style:auto-text-indent="false"/>
      <style:text-properties fo:color="#00000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15cm" fo:border="0.002cm solid #000000">
        <style:background-image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
  </meta:generator>
    <meta:initial-creator>Daniel Carrera</meta:initial-creator>
    <meta:creation-date>2006-01-13T22:39:23</meta:creation-date>
    <dc:creator>Jean Hollis Weber</dc:creator>
    <dc:date>2006-03-15T10:56:22</dc:date>
    <meta:printed-by>Jean Hollis Weber</meta:printed-by>
    <meta:print-date>2006-01-17T08:26:01</meta:print-date>
    <dc:language>en-US</dc:language>
    <meta:editing-cycles>92</meta:editing-cycles>
    <meta:editing-duration>PT10H5M5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38" meta:word-count="473" meta:character-count="2990"/>
  </office:meta>
</office:document-meta>
</file>